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paragraph-rsid="000843af"/>
    </style:style>
    <style:style style:name="P2" style:family="paragraph" style:parent-style-name="Standard">
      <style:text-properties style:font-name="Liberation Serif" officeooo:paragraph-rsid="000843af"/>
    </style:style>
    <style:style style:name="P3" style:family="paragraph" style:parent-style-name="Standard">
      <style:text-properties style:font-name="Liberation Serif" officeooo:paragraph-rsid="001814ef"/>
    </style:style>
    <style:style style:name="P4" style:family="paragraph" style:parent-style-name="Standard">
      <style:text-properties style:font-name="Liberation Serif" officeooo:paragraph-rsid="00182125"/>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1814ef"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182125"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189f4f"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1a69c3"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1ae190"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oft-page-break/><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text:s/>echo=FALSE}</text:span></text:span></text:p>
      <text:p text:style-name="P1"><text:span text:style-name="Source_20_Text"><text:span text:style-name="T1">library(DiagrammeR)</text:span></text:span></text:p>
      <text:p text:style-name="P1"><text:span text:style-name="Source_20_Text"><text:span text:style-name="T1">library(webshot)</text:span></text:span></text:p>
      <text:p text:style-name="P1"><text:span text:style-name="Source_20_Text"><text:span text:style-name="T1"/></text:span></text:p>
      <text:p text:style-name="P1"><text:span text:style-name="Source_20_Text"><text:span text:style-name="T1">DiagrammeR::grViz("digraph {</text:span></text:span></text:p>
      <text:p text:style-name="P1"><text:span text:style-name="Source_20_Text"><text:span text:style-name="T1"><text:tab/>graph [layout <text:s/>= <text:s/>dot,</text:span></text:span></text:p>
      <text:p text:style-name="P1"><text:span text:style-name="Source_20_Text"><text:span text:style-name="T1"><text:tab/> <text:s text:c="6"/>rankdir <text:s/>= TB]</text:span></text:span></text:p>
      <text:p text:style-name="P1"><text:span text:style-name="Source_20_Text"><text:span text:style-name="T1"/></text:span></text:p>
      <text:p text:style-name="P1"><text:span text:style-name="Source_20_Text"><text:span text:style-name="T1">node [shape = rectangle]</text:span></text:span></text:p>
      <text:p text:style-name="P1"><text:span text:style-name="Source_20_Text"><text:span text:style-name="T1">rawData [label = 'msData.raw']</text:span></text:span></text:p>
      <text:p text:style-name="P1"><text:span text:style-name="Source_20_Text"><text:span text:style-name="T1">node [shape = oval]</text:span></text:span></text:p>
      <text:p text:style-name="P1"><text:span text:style-name="Source_20_Text"><text:span text:style-name="T1">MQ [label = 'MaxQuant']</text:span></text:span></text:p>
      <text:p text:style-name="P1"><text:span text:style-name="Source_20_Text"><text:span text:style-name="T1">node [shape = invhouse]</text:span></text:span></text:p>
      <text:p text:style-name="P1"><text:span text:style-name="Source_20_Text"><text:span text:style-name="T1">MQ_fd [label = 'feature detection']</text:span></text:span></text:p>
      <text:p text:style-name="P1"><text:soft-page-break/><text:span text:style-name="Source_20_Text"><text:span text:style-name="T1">node [shape = cylinder]</text:span></text:span></text:p>
      <text:p text:style-name="P1"><text:span text:style-name="Source_20_Text"><text:span text:style-name="T1">MQ_ds [label = 'Database search']</text:span></text:span></text:p>
      <text:p text:style-name="P1"><text:span text:style-name="Source_20_Text"><text:span text:style-name="T1">node [shape = invhouse]</text:span></text:span></text:p>
      <text:p text:style-name="P1"><text:span text:style-name="Source_20_Text"><text:span text:style-name="T1">MQ_fdr [label = 'FDR calculation']</text:span></text:span></text:p>
      <text:p text:style-name="P1"><text:span text:style-name="Source_20_Text"><text:span text:style-name="T1">MQ_quant [label = 'Protein Quantification']</text:span></text:span></text:p>
      <text:p text:style-name="P1"><text:span text:style-name="Source_20_Text"><text:span text:style-name="T1">node [shape = rectangle]</text:span></text:span></text:p>
      <text:p text:style-name="P1"><text:span text:style-name="Source_20_Text"><text:span text:style-name="T1">MQoutput [label = 'evidence.txt']</text:span></text:span></text:p>
      <text:p text:style-name="P1"><text:span text:style-name="Source_20_Text"><text:span text:style-name="T1">sampleAnnotate [label = 'sample_annotation.txt']</text:span></text:span></text:p>
      <text:p text:style-name="P1"><text:span text:style-name="Source_20_Text"><text:span text:style-name="T1">node [shape = oval]</text:span></text:span></text:p>
      <text:p text:style-name="P1"><text:span text:style-name="Source_20_Text"><text:span text:style-name="T1">ProteomicsWorkbench [label = 'Proteomics Workbench']</text:span></text:span></text:p>
      <text:p text:style-name="P1"><text:span text:style-name="Source_20_Text"><text:span text:style-name="T1"/></text:span></text:p>
      <text:p text:style-name="P1"><text:span text:style-name="Source_20_Text"><text:span text:style-name="T1">rawData -&gt; MQ -&gt; MQ_fd -&gt; MQ_ds -&gt; MQ_fdr -&gt; MQ_quant -&gt; MQoutput -&gt; ProteomicsWorkbench</text:span></text:span></text:p>
      <text:p text:style-name="P1"><text:span text:style-name="Source_20_Text"><text:span text:style-name="T1">sampleAnnotate -&gt; ProteomicsWorkbench</text:span></text:span></text:p>
      <text:p text:style-name="P1"><text:span text:style-name="Source_20_Text"><text:span text:style-name="T1">}",</text:span></text:span></text:p>
      <text:p text:style-name="P1"><text:span text:style-name="Source_20_Text"><text:span text:style-name="T1">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 Interpretation of the data</text:span></text:span></text:p>
      <text:p text:style-name="P1"><text:span text:style-name="Source_20_Text"><text:span text:style-name="T1"/></text:span></text:p>
      <text:p text:style-name="P1"><text:span text:style-name="Source_20_Text"><text:span text:style-name="T1">#### Data acquisition</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can be done with R and respective packages such as bioconductor. Since there is no state of the art established, analysis varies upon experimental design. </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sequence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oft-page-break/><text:span text:style-name="Source_20_Text"><text:span text:style-name="T1"/></text:span></text:p>
      <text:p text:style-name="P1"><text:span text:style-name="Source_20_Text"><text:span text:style-name="T1">####</text:span></text:span><text:span text:style-name="Source_20_Text"><text:span text:style-name="T2">#</text:span></text:span><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p>
      <text:p text:style-name="P1"/>
      <text:p text:style-name="P1"><text:span text:style-name="Source_20_Text"><text:span text:style-name="T1">####</text:span></text:span><text:span text:style-name="Source_20_Text"><text:span text:style-name="T2">#</text:span></text:span><text:span text:style-name="Source_20_Text"><text:span text:style-name="T1"> </text:span></text:span><text:span text:style-name="Source_20_Text"><text:span text:style-name="T2">Zero values</text:span></text:span></text:p>
      <text:p text:style-name="P1"/>
      <text:p text:style-name="P1"><text:span text:style-name="Source_20_Text"><text:span text:style-name="T1">Peptides having a low abundance will be set to zero by the analysis. The value zero would imply that the sample does not contain the respective peptide, therefore replacing 0 with not applicable (NA) is crucial for understanding and interpretation of MS-data.</text:span></text:span></text:p>
      <text:p text:style-name="P1"><text:span text:style-name="Source_20_Text"><text:span text:style-name="T1"/></text:span></text:p>
      <text:p text:style-name="P3"><text:span text:style-name="Source_20_Text"><text:span text:style-name="T2">#####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3"><text:span text:style-name="Source_20_Text"><text:span text:style-name="T2">##### Filter according to parental ion fraction</text:span></text:span></text:p>
      <text:p text:style-name="P3"><text:span text:style-name="Source_20_Text"><text:span text:style-name="T2">Explain PIF</text:span></text:span></text:p>
      <text:p text:style-name="P3"><text:span text:style-name="Source_20_Text"><text:span text:style-name="T2"/></text:span></text:p>
      <text:p text:style-name="P3"><text:span text:style-name="Source_20_Text"><text:span text:style-name="T2">#####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3"><text:span text:style-name="Source_20_Text"><text:span text:style-name="T2">##### Aggregation over assays</text:span></text:span></text:p>
      <text:p text:style-name="P3"><text:span text:style-name="Source_20_Text"><text:span text:style-name="T2">Aggregate peptide sequence matches to peptides</text:span></text:span></text:p>
      <text:p text:style-name="P3"><text:span text:style-name="Source_20_Text"><text:span text:style-name="T2"/></text:span></text:p>
      <text:p text:style-name="P3"><text:span text:style-name="Source_20_Text"><text:span text:style-name="T2">##### Join assays when observing multiple comparable batches at once</text:span></text:span></text:p>
      <text:p text:style-name="P3"><text:span text:style-name="Source_20_Text"><text:span text:style-name="T2">Join assays to one object to </text:span></text:span><text:span text:style-name="Source_20_Text"><text:span text:style-name="T3">process all batches. </text:span></text:span></text:p>
      <text:p text:style-name="P1"><text:span text:style-name="Source_20_Text"><text:span text:style-name="T1"/></text:span></text:p>
      <text:p text:style-name="P3"><text:span text:style-name="Source_20_Text"><text:span text:style-name="T3">#</text:span></text:span><text:span text:style-name="Source_20_Text"><text:span text:style-name="T2">#### </text:span></text:span><text:span text:style-name="Source_20_Text"><text:span text:style-name="T3">Calculate reporter ion intensity (RI) and filter according to median RI</text:span></text:span></text:p>
      <text:p text:style-name="P4"><text:span text:style-name="Source_20_Text"><text:span text:style-name="T3">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4"><text:span text:style-name="Source_20_Text"><text:span text:style-name="T3"/></text:span></text:p>
      <text:p text:style-name="P4"><text:span text:style-name="Source_20_Text"><text:span text:style-name="T3">##### Calculate and filter according to median co</text:span></text:span><text:span text:style-name="Source_20_Text"><text:span text:style-name="T4">efficient of variation (CV)</text:span></text:span><text:span text:style-name="Source_20_Text"><text:span text:style-name="T3"> per cell/channel</text:span></text:span></text:p>
      <text:p text:style-name="P4"><text:span text:style-name="Source_20_Text"><text:span text:style-name="T3">Depending having a bulk sample or single-cell sample </text:span></text:span><text:span text:style-name="Source_20_Text"><text:span text:style-name="T4">choosing a minimum of observed peptides and a cutoff value for the CV, changes the level of confidence in the peptide data. The coefficient of variation </text:span></text:span><text:span text:style-name="Source_20_Text"><text:span text:style-name="T5">of a</text:span></text:span><text:span text:style-name="Source_20_Text"><text:span text:style-name="T4"> peptide is considered as the ratio of the standard deviation to the mean </text:span></text:span><text:span text:style-name="Source_20_Text"><text:span text:style-name="T5">and describes the relationship of the observed peptide signal over multiple proteins (=razor proteins). </text:span></text:span><text:span text:style-name="Source_20_Text"><text:span text:style-name="T6">Peptides</text:span></text:span><text:span text:style-name="Source_20_Text"><text:span text:style-name="T5"> having a high coefficient of variation over many razor proteins </text:span></text:span><text:span text:style-name="Source_20_Text"><text:span text:style-name="T6">are considered as noise and need to be filtered out before statistical analysis.</text:span></text:span></text:p>
      <text:p text:style-name="P4"><text:soft-page-break/><text:span text:style-name="Source_20_Text"><text:span text:style-name="T3"/></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urther filter steps can include correction between multiple runs. This kind of process need the addition of a reference channel. However when observing a single run, these steps are not crucial for the upcoming analysis. </text:span></text:span></text:p>
      <text:p text:style-name="P1"><text:span text:style-name="Source_20_Text"><text:span text:style-name="T1"/></text:span></text:p>
      <text:p text:style-name="P1"><text:span text:style-name="Source_20_Text"><text:span text:style-name="T1"><text: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ownstream Analysis</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ext:span></text:p>
      <text:p text:style-name="P1"><text:span text:style-name="Source_20_Text"><text:span text:style-name="T1">Protein levels can be projected to their principle components (PC) and clustered to their specific cell type. So cell types are distinguished by their proteinaceous composition. </text:span></text:span></text:p>
      <text:p text:style-name="P1"><text:span text:style-name="Source_20_Text"><text:span text:style-name="T1"/></text:span></text:p>
      <text:p text:style-name="P1"><text:span text:style-name="Source_20_Text"><text:span text:style-name="T1">#### Testing for differential expression </text:span></text:span></text:p>
      <text:p text:style-name="P1"><text:span text:style-name="Source_20_Text"><text:span text:style-name="T1"/></text:span></text:p>
      <text:p text:style-name="P1"><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4-17T14:53:54.413171344</dc:date>
    <meta:editing-duration>PT10H4M10S</meta:editing-duration>
    <meta:editing-cycles>7</meta:editing-cycles>
    <meta:document-statistic meta:table-count="0" meta:image-count="0" meta:object-count="0" meta:page-count="6" meta:paragraph-count="118" meta:word-count="2401" meta:character-count="15529" meta:non-whitespace-character-count="13189"/>
  </office:meta>
</office:document-meta>
</file>